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w3.org/TR/REC-html40/struct/global.html">spécifications structure html 4</text:a> (voir DTD)</text:p>
      <text:p text:style-name="Standard"><text:a xlink:type="simple" xlink:href="http://www.w3.org/2000/04/schema_hack/">Outil de conversion DTD vers un schema XM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03T11:39:39</meta:creation-date>
    <meta:generator>LibreOffice/3.5$Linux_x86 LibreOffice_project/350m1$Build-2</meta:generator>
    <dc:date>2014-02-03T12:39:27</dc:date>
    <dc:creator>Asus </dc:creator>
    <meta:editing-duration>PT55M32S</meta:editing-duration>
    <meta:editing-cycles>3</meta:editing-cycles>
    <meta:document-statistic meta:table-count="0" meta:image-count="0" meta:object-count="0" meta:page-count="1" meta:paragraph-count="2" meta:word-count="14" meta:character-count="84" meta:non-whitespace-character-count="72"/>
  </office:meta>
</office:document-meta>
</file>